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udent" style:master-page-name="MP0" style:family="paragraph">
      <style:paragraph-properties fo:break-before="page"/>
    </style:style>
    <number:date-style style:name="N2" number:language="en" number:country="US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P3" style:parent-style-name="Researchpapercontents" style:family="paragraph">
      <style:paragraph-properties fo:text-indent="0in"/>
    </style:style>
    <style:style style:name="P4" style:parent-style-name="Researchpapercontents" style:family="paragraph">
      <style:paragraph-properties fo:text-indent="0in"/>
    </style:style>
    <style:style style:name="P5" style:parent-style-name="Researchpapercontents" style:family="paragraph">
      <style:paragraph-properties fo:text-indent="0in"/>
    </style:style>
    <style:style style:name="P6" style:parent-style-name="Researchpapercontents" style:family="paragraph">
      <style:paragraph-properties fo:text-indent="0in"/>
    </style:style>
    <style:style style:name="P7" style:parent-style-name="Researchpapercontents" style:family="paragraph">
      <style:paragraph-properties fo:text-indent="0in"/>
    </style:style>
  </office:automatic-styles>
  <office:body>
    <office:text text:use-soft-page-breaks="true">
      <text:p text:style-name="P1">Will Boatright &amp; Liam Solberg</text:p>
      <text:p text:style-name="Student">David Beaumier</text:p>
      <text:p text:style-name="Student">English 101</text:p>
      <text:p text:style-name="Student"><text:date style:data-style-name="N2">24 April 2019</text:date></text:p>
      <text:p text:style-name="Student"/>
      <text:p text:style-name="ResearchPaperTitle">Research Project</text:p>
      <text:p text:style-name="P3">Project Overview (150-200)</text:p>
      <text:p text:style-name="P4">Scholarly Discourse (300-400)</text:p>
      <text:p text:style-name="P5">Data Gathering Methods (150-300)</text:p>
      <text:p text:style-name="P6">Predictions (150)</text:p>
      <text:p text:style-name="P7">Work Plan (100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/>
      <style:text-properties style:font-name="Times New Roman" style:font-name-complex="Arial" style:font-weight-complex="bold" fo:font-size="14pt" style:font-size-asian="14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0833in" fo:margin-bottom="0.0416in"/>
      <style:text-properties style:font-name="Times New Roman" style:font-name-complex="Arial" style:font-weight-complex="bold" style:font-style-complex="italic" fo:font-size="12pt" style:font-size-asian="12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0833in" fo:margin-bottom="0.0416in"/>
      <style:text-properties style:font-name="Times New Roman" style:font-name-complex="Arial" style:font-weight-complex="bold" fo:font-size="12pt" style:font-size-asian="12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200%"/>
      <style:text-properties style:font-name="Arial" style:font-name-asian="Times New Roman" style:font-name-complex="Times New Roman" fo:color="#00000A" fo:font-size="11pt" style:font-size-asian="11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fo:font-size="12pt" style:font-size-asian="12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Header" style:display-name="Header" style:family="paragraph" style:parent-style-name="Standard">
      <style:paragraph-properties fo:text-align="end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fo:font-size="12pt" style:font-size-asian="12pt" fo:hyphenate="false"/>
    </style:style>
    <style:style style:name="Student" style:display-name="Student" style:family="paragraph" style:parent-style-name="Standard">
      <style:text-properties style:font-name="Times New Roman" fo:font-size="12pt" style:font-size-asian="12pt" fo:hyphenate="false"/>
    </style:style>
    <style:style style:name="Footer" style:display-name="Footer" style:family="paragraph" style:parent-style-name="Standard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esearchPaperTitle" style:display-name="Research Paper Title" style:family="paragraph" style:parent-style-name="Standard">
      <style:paragraph-properties fo:text-align="center"/>
      <style:text-properties style:font-name="Times New Roman" fo:font-size="12pt" style:font-size-asian="12pt" fo:hyphenate="false"/>
    </style:style>
    <style:style style:name="Researchpapercontents" style:display-name="Research paper contents" style:family="paragraph" style:parent-style-name="Standard">
      <style:paragraph-properties fo:text-indent="0.5in"/>
      <style:text-properties style:font-name="Times New Roman" fo:font-size="12pt" style:font-size-asian="12pt" fo:hyphenate="false"/>
    </style:style>
    <style:style style:name="BalloonText" style:display-name="Balloon Text" style:family="paragraph" style:parent-style-name="Standard">
      <style:text-properties style:font-name-complex="Tahoma" fo:font-size="8pt" style:font-size-asian="8pt" style:font-size-complex="8pt" fo:hyphenate="false"/>
    </style:style>
    <style:style style:name="Longquotation" style:display-name="Long quotation" style:family="paragraph" style:parent-style-name="Standard">
      <style:paragraph-properties fo:margin-left="1in">
        <style:tab-stops/>
      </style:paragraph-properties>
      <style:text-properties style:font-name="Times New Roman" fo:font-size="12pt" style:font-size-asian="12pt" fo:hyphenate="false"/>
    </style:style>
    <style:style style:name="WorksCitedPageTitle" style:display-name="Works Cited (Page Title)" style:family="paragraph" style:parent-style-name="Standard">
      <style:paragraph-properties fo:break-before="page" fo:text-align="center"/>
      <style:text-properties style:font-name="Times New Roman" fo:font-size="12pt" style:font-size-asian="12pt" fo:hyphenate="false"/>
    </style:style>
    <style:style style:name="Workcited" style:display-name="Work cited" style:family="paragraph" style:parent-style-name="Standard">
      <style:text-properties style:font-name="Times New Roman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style:font-name="Times New Roman" fo:font-size="12pt" style:font-size-asian="12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Heading3Char" style:display-name="Heading 3 Char" style:family="text" style:parent-style-name="DefaultParagraphFont">
      <style:text-properties style:font-name-complex="Arial" style:font-weight-complex="bold" style:font-size-complex="13pt" fo:language="en" fo:country="US" style:language-asian="en" style:country-asian="US" style:language-complex="ar" style:country-complex="SA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fo:font-size="11pt" style:font-size-asian="11pt" style:font-size-complex="12pt"/>
    </style:style>
    <style:style style:name="Worksciteditalic" style:display-name="Works cited (italic)" style:family="text" style:parent-style-name="DefaultParagraphFon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Workscitedunderline" style:display-name="Works cited (underline)" style:family="text" style:parent-style-name="DefaultParagraphFon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808080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asian="Times New Roman" style:font-name-complex="Times New Roman"/>
    </style:style>
    <style:style style:name="ListLabel2" style:display-name="ListLabel 2" style:family="text">
      <style:text-properties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Boatright, Solberg<text:s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LA</dc:title>
    <meta:initial-creator>Liam Solberg</meta:initial-creator>
    <dc:creator>Liam Solberg</dc:creator>
    <meta:creation-date>2019-04-24T19:17:00Z</meta:creation-date>
    <dc:date>2019-04-24T19:17:00Z</dc:date>
    <meta:template xlink:href="MLA.ott" xlink:type="simple"/>
    <meta:editing-cycles>2</meta:editing-cycles>
    <meta:editing-duration>PT0S</meta:editing-duration>
    <meta:document-statistic meta:page-count="1" meta:paragraph-count="1" meta:word-count="36" meta:character-count="242" meta:row-count="1" meta:non-whitespace-character-count="207"/>
  </office:meta>
</office:document-meta>
</file>